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1b7bcc"/>
    </style:style>
    <style:style style:name="P2" style:family="paragraph" style:parent-style-name="Standard">
      <style:paragraph-properties fo:text-align="start" style:justify-single-word="false"/>
      <style:text-properties officeooo:paragraph-rsid="001b7bcc"/>
    </style:style>
    <style:style style:name="P3" style:family="paragraph" style:parent-style-name="Standard">
      <style:paragraph-properties fo:text-align="start" style:justify-single-word="false"/>
      <style:text-properties officeooo:paragraph-rsid="001c87c9"/>
    </style:style>
    <style:style style:name="P4" style:family="paragraph" style:parent-style-name="Standard">
      <style:paragraph-properties fo:text-align="start" style:justify-single-word="false"/>
      <style:text-properties officeooo:paragraph-rsid="001d1172"/>
    </style:style>
    <style:style style:name="P5" style:family="paragraph" style:parent-style-name="Standard">
      <style:paragraph-properties fo:text-align="start" style:justify-single-word="false"/>
      <style:text-properties officeooo:paragraph-rsid="001d7bb3"/>
    </style:style>
    <style:style style:name="P6" style:family="paragraph" style:parent-style-name="Standard">
      <style:paragraph-properties fo:text-align="start" style:justify-single-word="false"/>
      <style:text-properties officeooo:paragraph-rsid="001eec7b"/>
    </style:style>
    <style:style style:name="P7" style:family="paragraph" style:parent-style-name="Standard">
      <style:paragraph-properties fo:text-align="start" style:justify-single-word="false"/>
      <style:text-properties officeooo:paragraph-rsid="001ffdda"/>
    </style:style>
    <style:style style:name="T1" style:family="text">
      <style:text-properties officeooo:rsid="001b7bcc"/>
    </style:style>
    <style:style style:name="T2" style:family="text">
      <style:text-properties officeooo:rsid="001c87c9"/>
    </style:style>
    <style:style style:name="T3" style:family="text">
      <style:text-properties officeooo:rsid="001d1172"/>
    </style:style>
    <style:style style:name="T4" style:family="text">
      <style:text-properties officeooo:rsid="001d7bb3"/>
    </style:style>
    <style:style style:name="T5" style:family="text">
      <style:text-properties officeooo:rsid="001eec7b"/>
    </style:style>
    <style:style style:name="T6" style:family="text">
      <style:text-properties officeooo:rsid="001ffd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randon Pollack</text:span></text:p>
      <text:p text:style-name="P1"><text:span text:style-name="T1">HW 4</text:span></text:p>
      <text:p text:style-name="P1"><text:span text:style-name="T1">Time Complexity</text:span></text:p>
      <text:p text:style-name="P1"><text:span text:style-name="T1"/></text:p>
      <text:p text:style-name="P2"><text:span text:style-name="T1">Part 1)</text:span></text:p>
      <text:p text:style-name="P2"><text:span text:style-name="T1"/></text:p>
      <text:p text:style-name="P2"><text:span text:style-name="T1">Hash Maps</text:span></text:p>
      <text:p text:style-name="P2"><text:span text:style-name="T1"/></text:p>
      <text:p text:style-name="P2"><text:span text:style-name="T1">observe() simply checks if the item exists in the first place, then increments the value of that item (item being the key in a hash map). <text:s/>Then, if it doesn't exist, it creates it and sets it's initial value to one. <text:s/>This makes it a combination of thigns O(1) (put and get take O(1) in a hashmap). <text:s/>So this operation itself is also O(1).</text:span></text:p>
      <text:p text:style-name="P2"><text:span text:style-name="T1"/></text:p>
      <text:p text:style-name="P2"><text:span text:style-name="T1">Forget() checks the number of instances of the key in the array (gets the key) O(1)</text:span></text:p>
      <text:p text:style-name="P2"><text:span text:style-name="T1">if it is more than one it simply puts a value one less where the key pointed O(1)</text:span></text:p>
      <text:p text:style-name="P2"><text:span text:style-name="T1">if it is one already it removes it from the HashMap entirely O(1)</text:span></text:p>
      <text:p text:style-name="P2"><text:span text:style-name="T1">so this operation being the sum of O(1) things is O(1) complexity as well.</text:span></text:p>
      <text:p text:style-name="P2"><text:span text:style-name="T1"/></text:p>
      <text:p text:style-name="P2"><text:span text:style-name="T1">Sorted-order iteration would require sorting of the keys and then iterating through them</text:span></text:p>
      <text:p text:style-name="P2"><text:span text:style-name="T1">so returning all of the keys is O(1), however checking how many of each value (value of the keys) is O(n). <text:s/>Then sorting the collection of keys (with the number of instances added) </text:span><text:span text:style-name="T2">can take average N*log(N). <text:s/>so the time complexity of sorted order iteration of a hashmap is N*log(N).</text:span></text:p>
      <text:p text:style-name="P3"><text:span text:style-name="T2">Another method would to non-sorted iterate over the entire HashMap (O(N)) and then sort that (N*log(N)) which is O(N) + N*log(N) still O(N*log(N)).</text:span></text:p>
      <text:p text:style-name="P3"><text:span text:style-name="T2"/></text:p>
      <text:p text:style-name="P4"><text:span text:style-name="T3">Alg A</text:span></text:p>
      <text:p text:style-name="P4"><text:span text:style-name="T3">For a hash map, this would just be copying into an array as it iterates, but sorting as it does it. <text:s/>This is of order O1 to get the value, but Onlogn to sort in the array like this. (since you don't have to display as you go)</text:span></text:p>
      <text:p text:style-name="P4"><text:span text:style-name="T3"/></text:p>
      <text:p text:style-name="P4"><text:span text:style-name="T3">Alg B</text:span></text:p>
      <text:p text:style-name="P4"><text:span text:style-name="T3">This is the same thing but you must show as you go, which to me means you need to use an algorithm that will give you a list that sorts as it is created, and to do that (and make it easily printable to a gui) you would need to use insertion sort, order On^2</text:span></text:p>
      <text:p text:style-name="P3"><text:span text:style-name="T2"/></text:p>
      <text:p text:style-name="P3"><text:span text:style-name="T2">TreeMap</text:span></text:p>
      <text:p text:style-name="P3"><text:span text:style-name="T2"/></text:p>
      <text:p text:style-name="P3"><text:span text:style-name="T2">observe() uses get, which is O(log(N)) for TreeMap, and increments the value (put) another logn operation. <text:s/>So this operation is O(logn)</text:span></text:p>
      <text:p text:style-name="P3"><text:span text:style-name="T2"/></text:p>
      <text:p text:style-name="P3"><text:span text:style-name="T2">Forget gets the key, logn, and decrements it, logn, or removes it, logn, so it is of O(logn)</text:span></text:p>
      <text:p text:style-name="P3"><text:span text:style-name="T2"/></text:p>
      <text:p text:style-name="P3"><text:span text:style-name="T2">sorted order iteration is where this data structure shows its usefulness. <text:s/>Here, since TreeMap is a sorted map, we don't have to sort the data before iterating on it, it is already done, so </text:span><text:span text:style-name="T3">it is of order O(N).</text:span></text:p>
      <text:p text:style-name="P3"><text:span text:style-name="T3"/></text:p>
      <text:p text:style-name="P4"><text:span text:style-name="T3">Alg A</text:span></text:p>
      <text:p text:style-name="P4"><text:span text:style-name="T3">this is already sorted, so this would take O</text:span><text:span text:style-name="T4">n</text:span><text:span text:style-name="T3"> to simply iterate through all of the values</text:span></text:p>
      <text:p text:style-name="P4"><text:span text:style-name="T3"/></text:p>
      <text:p text:style-name="P4"><text:span text:style-name="T3">Alg B</text:span></text:p>
      <text:p text:style-name="P4"><text:span text:style-name="T3">to show as you go, it is the same </text:span><text:span text:style-name="T4">n</text:span><text:span text:style-name="T3">, because as you et each value it is already sorted. </text:span></text:p>
      <text:p text:style-name="P4"><text:span text:style-name="T3"/></text:p>
      <text:p text:style-name="P4"><text:soft-page-break/><text:span text:style-name="T3">Part 2)</text:span></text:p>
      <text:p text:style-name="P5"><text:span text:style-name="T4">1) a=3 b=3 n=1 so this is case 2</text:span></text:p>
      <text:p text:style-name="P5"><text:span text:style-name="T4">by master theorem this is O(n^logb(a)*log^(k+1)n)</text:span></text:p>
      <text:p text:style-name="P5"><text:span text:style-name="T4">and f(n) = O(n^1*log^(k)n) so O(n*log^0n) k = 0</text:span></text:p>
      <text:p text:style-name="P5"><text:span text:style-name="T4">so T(n) = O(n*log^1*n) = O(nlogn)</text:span></text:p>
      <text:p text:style-name="P5"><text:span text:style-name="T4"/></text:p>
      <text:p text:style-name="P5"><text:span text:style-name="T4">2) a=3 b=3/2 c = 0</text:span></text:p>
      <text:p text:style-name="P5"><text:span text:style-name="T4">f(n) = O(1) which is less than logb(a) so Tn = O(n^logba) </text:span><text:span text:style-name="T5">= O(n^log3/2(3)) ~ O(n^2.7)</text:span></text:p>
      <text:p text:style-name="P5"><text:span text:style-name="T5"/></text:p>
      <text:p text:style-name="P6"><text:span text:style-name="T5">3)</text:span></text:p>
      <text:p text:style-name="P6"><text:span text:style-name="T5">a=4 b=2 f(n) = O(n)</text:span></text:p>
      <text:p text:style-name="P6"><text:span text:style-name="T5">1 &lt; 2 so case one of master theior applies and </text:span></text:p>
      <text:p text:style-name="P6"><text:span text:style-name="T5">Tn=O(n^2)</text:span></text:p>
      <text:p text:style-name="P6"><text:span text:style-name="T5"/></text:p>
      <text:p text:style-name="P6"><text:span text:style-name="T5">4)</text:span></text:p>
      <text:p text:style-name="P6"><text:span text:style-name="T5">a=2 b=2 </text:span></text:p>
      <text:p text:style-name="P6"><text:span text:style-name="T5">because f(n) is nlogn, this is case 2</text:span></text:p>
      <text:p text:style-name="P6"><text:span text:style-name="T5">k=1</text:span></text:p>
      <text:p text:style-name="P6"><text:span text:style-name="T5">T(n)=O(n^1*log^2n)= n*(log(n))^2</text:span></text:p>
      <text:p text:style-name="P6"><text:span text:style-name="T5"/></text:p>
      <text:p text:style-name="P7"><text:span text:style-name="T6">5)</text:span></text:p>
      <text:p text:style-name="P7"><text:span text:style-name="T6">a=1 b=2</text:span></text:p>
      <text:p text:style-name="P7"><text:span text:style-name="T6">case 3 because 2 is greater than the log base 2 of one (0)</text:span></text:p>
      <text:p text:style-name="P7"><text:span text:style-name="T6">so TN=O(n^c) = n^2</text:span></text:p>
      <text:p text:style-name="P7"><text:span text:style-name="T6"/></text:p>
      <text:p text:style-name="P7"><text:span text:style-name="T6">6)</text:span></text:p>
      <text:p text:style-name="P7"><text:span text:style-name="T6">a=8 b=2 so logb(a) is 3</text:span></text:p>
      <text:p text:style-name="P7"><text:span text:style-name="T6">4&gt;3 so this is case 3</text:span></text:p>
      <text:p text:style-name="P7"><text:span text:style-name="T6">TN = n^4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Pollack</meta:initial-creator>
    <meta:creation-date>2013-04-06T14:29:33</meta:creation-date>
    <dc:date>2013-04-06T15:55:31</dc:date>
    <dc:creator>Brandon Pollack</dc:creator>
    <meta:editing-duration>PT52M19S</meta:editing-duration>
    <meta:editing-cycles>3</meta:editing-cycles>
    <meta:generator>LibreOffice/3.6$Linux_X86_64 LibreOffice_project/360m1$Build-2</meta:generator>
    <meta:document-statistic meta:table-count="0" meta:image-count="0" meta:object-count="0" meta:page-count="2" meta:paragraph-count="49" meta:word-count="571" meta:character-count="2901" meta:non-whitespace-character-count="2368"/>
  </office:meta>
</office:document-meta>
</file>